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E_average" table:style-name="ta1">
        <table:shapes>
          <draw:frame draw:z-index="0" draw:style-name="gr1" draw:text-style-name="P1" svg:width="159.99mm" svg:height="89.99mm" svg:x="65.93mm" svg:y="0mm">
            <loext:p draw:notify-on-update-of-ranges="aggregateDataE_average.A2:aggregateDataE_average.A20 aggregateDataE_average.B1:aggregateDataE_average.B1 aggregateDataE_average.B2:aggregateDataE_average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4.43mm" svg:y="94.76mm">
            <loext:p draw:notify-on-update-of-ranges="aggregateDataE_average.A1:aggregateDataE_average.A1 aggregateDataE_average.A2:aggregateDataE_average.A12 aggregateDataE_average.B1:aggregateDataE_average.B1 aggregateDataE_average.B2:aggregateDataE_average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mp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12633" calcext:value-type="float">
            <text:p>0.000126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720241" calcext:value-type="float">
            <text:p>7.20241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213445" calcext:value-type="float">
            <text:p>0.0002134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266677" calcext:value-type="float">
            <text:p>0.0002666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05094" calcext:value-type="float">
            <text:p>0.0009050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9458" calcext:value-type="float">
            <text:p>0.00094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06475" calcext:value-type="float">
            <text:p>0.002064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961022" calcext:value-type="float">
            <text:p>0.0009610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906048" calcext:value-type="float">
            <text:p>0.009060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77105" calcext:value-type="float">
            <text:p>0.00377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27794" calcext:value-type="float">
            <text:p>0.03277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670386" calcext:value-type="float">
            <text:p>0.006703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6438" calcext:value-type="float">
            <text:p>0.1864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12778" calcext:value-type="float">
            <text:p>0.0112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44144" calcext:value-type="float">
            <text:p>0.07441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5614" calcext:value-type="float">
            <text:p>0.356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80533" calcext:value-type="float">
            <text:p>1.805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86704" calcext:value-type="float">
            <text:p>1.86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18923" calcext:value-type="float">
            <text:p>4.18923</text:p>
          </table:table-cell>
        </table:table-row>
      </table:table>
      <table:named-expressions/>
      <table:database-ranges>
        <table:database-range table:name="__Anonymous_Sheet_DB__0" table:target-range-address="aggregateDataE_average.A2:aggregateDataE_average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/00/00</text:date>, <text:time style:data-style-name="N2" text:time-value="00:36:49.715854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00:38:06.694544567</dc:date>
    <meta:editing-duration>PT2M45S</meta:editing-duration>
    <meta:editing-cycles>2</meta:editing-cycles>
    <meta:generator>LibreOffice/5.1.4.2$Linux_X86_64 LibreOffice_project/1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Empty cells vs Runtime (s)</text:p>
        </chart:title>
        <chart:subtitle svg:x="6.739cm" svg:y="1.275cm" chart:style-name="ch3">
          <text:p>Average case</text:p>
        </chart:subtitle>
        <chart:plot-area chart:style-name="ch4" table:cell-range-address="aggregateDataE_average.A2:aggregateDataE_average.B20 aggregateDataE_average.B1:aggregateDataE_average.B1" chart:data-source-has-labels="both" svg:x="1.331cm" svg:y="2.138cm" svg:width="14.349cm" svg:height="5.701cm">
          <chartooo:coordinate-region svg:x="2.058cm" svg:y="2.337cm" svg:width="13.435cm" svg:height="4.855cm"/>
          <chart:axis chart:dimension="x" chart:name="primary-x" chart:style-name="ch5" chartooo:axis-type="auto">
            <chartooo:date-scale/>
            <chart:title svg:x="7.628cm" svg:y="8.019cm" chart:style-name="ch6">
              <text:p>Empty cells</text:p>
            </chart:title>
            <chart:categories table:cell-range-address="aggregateDataE_average.A2:aggregateDataE_average.A20"/>
          </chart:axis>
          <chart:axis chart:dimension="y" chart:name="primary-y" chart:style-name="ch5">
            <chart:title svg:x="0.451cm" svg:y="5.879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E_average.B2:aggregateDataE_average.B20" chart:label-cell-address="aggregateDataE_average.B1:aggregateDataE_average.B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E_average.B1:aggregateDataE_average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aggregateDataE_average.A2:aggregateDataE_average.A20</svg:desc>
                </draw:g>
              </table:table-cell>
              <table:table-cell office:value-type="float" office:value="0.00012633">
                <text:p>0.00012633</text:p>
                <draw:g>
                  <svg:desc>aggregateDataE_average.B2:aggregateDataE_average.B20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720241">
                <text:p>0.0000720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213445">
                <text:p>0.00021344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266677">
                <text:p>0.0002666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905094">
                <text:p>0.0009050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9458">
                <text:p>0.00094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06475">
                <text:p>0.002064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961022">
                <text:p>0.0009610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906048">
                <text:p>0.009060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77105">
                <text:p>0.003771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327794">
                <text:p>0.03277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670386">
                <text:p>0.006703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6438">
                <text:p>0.18643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12778">
                <text:p>0.01127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744144">
                <text:p>0.07441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5614">
                <text:p>0.356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80533">
                <text:p>1.8053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86704">
                <text:p>1.867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18923">
                <text:p>4.18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Empty cells vs Runtime (s)</text:p>
        </chart:title>
        <chart:subtitle svg:x="5.919cm" svg:y="1.275cm" chart:style-name="ch3">
          <text:p>Average case (sample)</text:p>
        </chart:subtitle>
        <chart:legend chart:legend-position="end" svg:x="12.883cm" svg:y="4.201cm" style:legend-expansion="high" chart:style-name="ch4"/>
        <chart:plot-area chart:style-name="ch5" table:cell-range-address="aggregateDataE_average.A1:aggregateDataE_average.B12" chart:data-source-has-labels="both" svg:x="1.331cm" svg:y="2.138cm" svg:width="11.232cm" svg:height="5.701cm">
          <chartooo:coordinate-region svg:x="2.429cm" svg:y="2.338cm" svg:width="9.947cm" svg:height="4.854cm"/>
          <chart:axis chart:dimension="x" chart:name="primary-x" chart:style-name="ch6" chartooo:axis-type="auto">
            <chartooo:date-scale/>
            <chart:title svg:x="6.07cm" svg:y="8.019cm" chart:style-name="ch7">
              <text:p>Empty cells</text:p>
            </chart:title>
            <chart:categories table:cell-range-address="aggregateDataE_average.A2:aggregateDataE_average.A12"/>
          </chart:axis>
          <chart:axis chart:dimension="y" chart:name="primary-y" chart:style-name="ch6">
            <chart:title svg:x="0.451cm" svg:y="5.879cm" chart:style-name="ch8">
              <text:p>Runtime (s)</text:p>
            </chart:title>
            <chart:grid chart:style-name="ch9" chart:class="major"/>
          </chart:axis>
          <chart:series chart:style-name="ch10" chart:values-cell-range-address="aggregateDataE_average.B2:aggregateDataE_average.B12" chart:label-cell-address="aggregateDataE_average.B1:aggregateDataE_average.B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E_average.B1:aggregateDataE_average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aggregateDataE_average.A2:aggregateDataE_average.A12</svg:desc>
                </draw:g>
              </table:table-cell>
              <table:table-cell office:value-type="float" office:value="0.00012633">
                <text:p>0.00012633</text:p>
                <draw:g>
                  <svg:desc>aggregateDataE_average.B2:aggregateDataE_average.B12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720241">
                <text:p>0.0000720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213445">
                <text:p>0.00021344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266677">
                <text:p>0.0002666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905094">
                <text:p>0.0009050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9458">
                <text:p>0.00094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06475">
                <text:p>0.002064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961022">
                <text:p>0.0009610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906048">
                <text:p>0.009060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77105">
                <text:p>0.003771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327794">
                <text:p>0.0327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